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나눔고딕코딩" svg:font-family="나눔고딕코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103c5"/>
    </style:style>
    <style:style style:name="P2" style:family="paragraph" style:parent-style-name="Preformatted_20_Text">
      <style:paragraph-properties fo:text-align="start" style:justify-single-word="false"/>
      <style:text-properties officeooo:paragraph-rsid="001103c5"/>
    </style:style>
    <style:style style:name="P3" style:family="paragraph" style:parent-style-name="Preformatted_20_Text">
      <style:paragraph-properties fo:text-align="start" style:justify-single-word="false"/>
      <style:text-properties officeooo:paragraph-rsid="00115fae"/>
    </style:style>
    <style:style style:name="P4" style:family="paragraph" style:parent-style-name="Preformatted_20_Text">
      <style:paragraph-properties fo:text-align="start" style:justify-single-word="false"/>
      <style:text-properties officeooo:paragraph-rsid="001175f8"/>
    </style:style>
    <style:style style:name="P5" style:family="paragraph" style:parent-style-name="Preformatted_20_Text">
      <style:paragraph-properties fo:text-align="start" style:justify-single-word="false"/>
      <style:text-properties officeooo:paragraph-rsid="0013577a"/>
    </style:style>
    <style:style style:name="P6" style:family="paragraph" style:parent-style-name="Preformatted_20_Text">
      <style:paragraph-properties fo:text-align="center" style:justify-single-word="false"/>
      <style:text-properties fo:font-size="12pt" fo:font-weight="bold" officeooo:paragraph-rsid="001103c5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1103c5"/>
    </style:style>
    <style:style style:name="T1" style:family="text">
      <style:text-properties officeooo:rsid="001103c5"/>
    </style:style>
    <style:style style:name="T2" style:family="text">
      <style:text-properties officeooo:rsid="00115fae"/>
    </style:style>
    <style:style style:name="T3" style:family="text">
      <style:text-properties officeooo:rsid="00117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1"><text:span text:style-name="T1"/></text:p>
      <text:p text:style-name="P6"><text:span text:style-name="T1">파일 위치 설명</text:span></text:p>
      <text:p text:style-name="P1"><text:span text:style-name="T1"/></text:p>
      <text:p text:style-name="P2"><text:span text:style-name="T1">Docs: 문서 들이 저장된 폴더</text:span></text:p>
      <text:p text:style-name="P2"><text:span text:style-name="T2"><text:s text:c="2"/>- 모델 Face 제한.odt</text:span></text:p>
      <text:p text:style-name="P2"><text:span text:style-name="T2"><text:s text:c="2"/>- 파일 이름 &amp; 위치 설명.odt</text:span></text:p>
      <text:p text:style-name="P2"><text:span text:style-name="T1">Fonts: 소아온에 나오는 폰트들 (따로 만든 이유는 묻지말라. 모른다)</text:span></text:p>
      <text:p text:style-name="P2"><text:span text:style-name="T2"><text:s text:c="2"/>- Robustik-Regular_*.otf</text:span></text:p>
      <text:p text:style-name="P2"><text:span text:style-name="T2"><text:s text:c="2"/>- malgun-*.ttf</text:span></text:p>
      <text:p text:style-name="P2"><text:span text:style-name="T1">GUI: GUI관련 코드 &amp; Texture</text:span></text:p>
      <text:p text:style-name="P5"><text:span text:style-name="T2"><text:s text:c="2"/>- GUI_*.png: 유니티 프로젝트 때 썻것었던 GUI 텍스쳐 입니다. 여따가 넣어서 ㅈㅅ음..</text:span></text:p>
      <text:p text:style-name="P5"><text:span text:style-name="T2"><text:s text:c="2"/>- Button_*.png: 버튼 택스쳐. 이것도 마찬가지로 유니티 프로젝트때 썻었</text:span></text:p>
      <text:p text:style-name="P2"><text:span text:style-name="T1">Main: 메인 게임파일이 들어있음.</text:span></text:p>
      <text:p text:style-name="P2"><text:span text:style-name="T2"><text:s text:c="2"/>- main.blend</text:span></text:p>
      <text:p text:style-name="P2"><text:span text:style-name="T2"><text:s text:c="2"/>- main.blend1</text:span></text:p>
      <text:p text:style-name="P2"><text:span text:style-name="T1">Models: 잡 모델들 &amp; 모델링 백업</text:span></text:p>
      <text:p text:style-name="P2"><text:span text:style-name="T2"><text:s text:c="2"/>- Buildings</text:span></text:p>
      <text:p text:style-name="P2"><text:span text:style-name="T2"><text:s text:c="4"/>- Building-1.blend*</text:span></text:p>
      <text:p text:style-name="P3"><text:span text:style-name="T2"><text:s text:c="2"/>- Character</text:span></text:p>
      <text:p text:style-name="P3"><text:span text:style-name="T2"><text:s text:c="4"/>- M* - **: *에는 모델넘버가, **에는 모델 이름이 적혀있음</text:span></text:p>
      <text:p text:style-name="P2"><text:span text:style-name="T1">Movie: 2D Movies, 3D Motion 저장한곳</text:span></text:p>
      <text:p text:style-name="P2"><text:span text:style-name="T1">Music: BGM, 효과음이 저장되있음</text:span></text:p>
      <text:p text:style-name="P2"><text:span text:style-name="T1"><text:s text:c="2"/></text:span><text:span text:style-name="T2">- Ainkrad</text:span></text:p>
      <text:p text:style-name="P2"><text:span text:style-name="T2"><text:s text:c="4"/>- * **.mp3</text:span></text:p>
      <text:p text:style-name="P2"><text:span text:style-name="T1">Picture: 픽쳐, 즉 삽화나 게임 원화</text:span></text:p>
      <text:p text:style-name="P3"><text:span text:style-name="T1"><text:s text:c="2"/></text:span><text:span text:style-name="T2">- Old_pdn: Button_*, GUI_*, Logo_* 들의 원본 paint.net프로젝트. </text:span></text:p>
      <text:p text:style-name="P3"><text:span text:style-name="T2"><text:s text:c="15"/>현제는 GIMP사용하므로 사용불가.</text:span></text:p>
      <text:p text:style-name="P2"><text:span text:style-name="T2"><text:s text:c="2"/>- Original_Design: 에니속 원래 디자인.</text:span></text:p>
      <text:p text:style-name="P2"><text:span text:style-name="T2"><text:s text:c="2"/>- Blog_*.png: 그냥 블러그 스킨</text:span></text:p>
      <text:p text:style-name="P3"><text:span text:style-name="T2"><text:s text:c="2"/>- cafe_*.png: 카페 로고</text:span></text:p>
      <text:p text:style-name="P3"><text:span text:style-name="T2"><text:s text:c="2"/>- Logo_*.png: 게임 로고, 스플레쉬 로고 등 로고들</text:span></text:p>
      <text:p text:style-name="P3"><text:span text:style-name="T2"><text:s text:c="2"/>- *.png : 그냥 잡</text:span></text:p>
      <text:p text:style-name="P2"><text:span text:style-name="T1">Sword-Art-Online: git설정 파일과 git DB 저장되있으니 삭제&amp;변경 하지마삼 금지</text:span></text:p>
      <text:p text:style-name="P2"><text:span text:style-name="T1"><text:s text:c="2"/>- *: 모든걸 수정하지 마십시요.</text:span></text:p>
      <text:p text:style-name="P2"><text:span text:style-name="T1">Texture: Texture 보관소. GUI Texture 여따 넣지 마삼</text:span></text:p>
      <text:p text:style-name="P2"><text:span text:style-name="T1">etc: 그외 잡것 (설계도등)</text:span></text:p>
      <text:p text:style-name="P2"><text:span text:style-name="T1"><text:s text:c="2"/>- *: 셀프 사용.</text:span></text:p>
      <text:p text:style-name="P2"><text:span text:style-name="T1">.git: 이것도 git DB폴더. 삭제 &amp; 수정 금지.</text:span></text:p>
      <text:p text:style-name="P2"><text:span text:style-name="T1"><text:s text:c="2"/>- *: 모든걸 수정하지 마십시요 *</text:span><text:span text:style-name="T2">2.</text:span></text:p>
      <text:p text:style-name="P4"><text:span text:style-name="T3">README: 초기 사용설명서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나눔고딕코딩" svg:font-family="나눔고딕코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나눔고딕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나눔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나눔고딕코딩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7:12:24</dc:date>
    <dc:creator>leeheejun </dc:creator>
    <meta:generator>LibreOffice/4.0.2.2$Linux_X86_64 LibreOffice_project/400m0$Build-2</meta:generator>
    <meta:editing-duration>PT5M53S</meta:editing-duration>
    <meta:editing-cycles>2</meta:editing-cycles>
    <meta:document-statistic meta:table-count="0" meta:image-count="0" meta:object-count="0" meta:page-count="1" meta:paragraph-count="38" meta:word-count="418" meta:character-count="983" meta:non-whitespace-character-count="760"/>
  </office:meta>
</office:document-meta>
</file>